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7.7cm" table:align="margins"/>
    </style:style>
    <style:style style:name="Tabla3.A" style:family="table-column">
      <style:table-column-properties style:column-width="4.083cm" style:rel-column-width="9661*"/>
    </style:style>
    <style:style style:name="Tabla3.B" style:family="table-column">
      <style:table-column-properties style:column-width="23.617cm" style:rel-column-width="55874*"/>
    </style:style>
    <style:style style:name="Tabla3.1" style:family="table-row">
      <style:table-row-properties style:min-row-height="0.949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7.693cm" fo:margin-left="0cm" fo:margin-right="0.007cm" table:align="margins"/>
    </style:style>
    <style:style style:name="Tabla4.A" style:family="table-column">
      <style:table-column-properties style:column-width="2.051cm" style:rel-column-width="4854*"/>
    </style:style>
    <style:style style:name="Tabla4.B" style:family="table-column">
      <style:table-column-properties style:column-width="3.219cm" style:rel-column-width="7617*"/>
    </style:style>
    <style:style style:name="Tabla4.C" style:family="table-column">
      <style:table-column-properties style:column-width="14.848cm" style:rel-column-width="35138*"/>
    </style:style>
    <style:style style:name="Tabla4.D" style:family="table-column">
      <style:table-column-properties style:column-width="2.027cm" style:rel-column-width="4796*"/>
    </style:style>
    <style:style style:name="Tabla4.E" style:family="table-column">
      <style:table-column-properties style:column-width="2.196cm" style:rel-column-width="5196*"/>
    </style:style>
    <style:style style:name="Tabla4.F" style:family="table-column">
      <style:table-column-properties style:column-width="1.566cm" style:rel-column-width="3706*"/>
    </style:style>
    <style:style style:name="Tabla4.G" style:family="table-column">
      <style:table-column-properties style:column-width="1.787cm" style:rel-column-width="4228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0.011cm"/>
    </style:style>
    <style:style style:name="Tabla4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27.693cm" fo:margin-left="0cm" fo:margin-right="0.007cm" table:align="margins"/>
    </style:style>
    <style:style style:name="Tabla5.A" style:family="table-column">
      <style:table-column-properties style:column-width="2.051cm" style:rel-column-width="4854*"/>
    </style:style>
    <style:style style:name="Tabla5.B" style:family="table-column">
      <style:table-column-properties style:column-width="3.219cm" style:rel-column-width="7617*"/>
    </style:style>
    <style:style style:name="Tabla5.C" style:family="table-column">
      <style:table-column-properties style:column-width="14.848cm" style:rel-column-width="35138*"/>
    </style:style>
    <style:style style:name="Tabla5.D" style:family="table-column">
      <style:table-column-properties style:column-width="2.027cm" style:rel-column-width="4796*"/>
    </style:style>
    <style:style style:name="Tabla5.E" style:family="table-column">
      <style:table-column-properties style:column-width="2.196cm" style:rel-column-width="5196*"/>
    </style:style>
    <style:style style:name="Tabla5.F" style:family="table-column">
      <style:table-column-properties style:column-width="1.566cm" style:rel-column-width="3706*"/>
    </style:style>
    <style:style style:name="Tabla5.G" style:family="table-column">
      <style:table-column-properties style:column-width="1.787cm" style:rel-column-width="4228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011cm"/>
    </style:style>
    <style:style style:name="Tabla5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27.693cm" fo:margin-left="0cm" fo:margin-right="0.007cm" table:align="margins"/>
    </style:style>
    <style:style style:name="Tabla6.A" style:family="table-column">
      <style:table-column-properties style:column-width="2.051cm" style:rel-column-width="4854*"/>
    </style:style>
    <style:style style:name="Tabla6.B" style:family="table-column">
      <style:table-column-properties style:column-width="3.219cm" style:rel-column-width="7617*"/>
    </style:style>
    <style:style style:name="Tabla6.C" style:family="table-column">
      <style:table-column-properties style:column-width="14.848cm" style:rel-column-width="35138*"/>
    </style:style>
    <style:style style:name="Tabla6.D" style:family="table-column">
      <style:table-column-properties style:column-width="2.027cm" style:rel-column-width="4796*"/>
    </style:style>
    <style:style style:name="Tabla6.E" style:family="table-column">
      <style:table-column-properties style:column-width="2.196cm" style:rel-column-width="5196*"/>
    </style:style>
    <style:style style:name="Tabla6.F" style:family="table-column">
      <style:table-column-properties style:column-width="1.566cm" style:rel-column-width="3706*"/>
    </style:style>
    <style:style style:name="Tabla6.G" style:family="table-column">
      <style:table-column-properties style:column-width="1.787cm" style:rel-column-width="4228*"/>
    </style:style>
    <style:style style:name="Tabla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3" style:family="table-row">
      <style:table-row-properties style:min-row-height="0.011cm"/>
    </style:style>
    <style:style style:name="Tabla6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ize="4pt" style:font-size-asian="3.5pt" style:font-size-complex="4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color="#004586" style:font-name="Arial" fo:font-size="8pt" style:font-size-asian="8pt" style:font-name-complex="Lucida Sans2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4586" style:font-name="Arial" fo:font-size="9pt" style:font-size-asian="9pt" style:font-name-complex="Lucida Sans2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4586" style:font-name="Arial" fo:font-size="9pt" style:font-size-asian="9pt" style:font-name-complex="Lucida Sans2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4586" style:font-name="Arial" fo:font-size="9pt" fo:font-weight="bold" style:font-size-asian="9pt" style:font-weight-asian="bold" style:font-name-complex="Lucida Sans2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669933" style:font-name="Arial" fo:font-size="8pt" style:font-size-asian="8pt" style:font-name-complex="Lucida Sans2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669933" style:font-name="Arial" fo:font-size="9pt" style:font-size-asian="9pt" style:font-name-complex="Lucida Sans2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669933" style:font-name="Arial" fo:font-size="9pt" style:font-size-asian="9pt" style:font-name-complex="Lucida Sans2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669933" style:font-name="Arial" fo:font-size="9pt" fo:font-weight="bold" style:font-size-asian="9pt" style:font-weight-asian="bold" style:font-name-complex="Lucida Sans2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990000" style:font-name="Arial" fo:font-size="8pt" style:font-size-asian="8pt" style:font-name-complex="Lucida Sans2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990000" style:font-name="Arial" fo:font-size="9pt" style:font-size-asian="9pt" style:font-name-complex="Lucida Sans2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990000" style:font-name="Arial" fo:font-size="9pt" style:font-size-asian="9pt" style:font-name-complex="Lucida Sans2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990000" style:font-name="Arial" fo:font-size="9pt" fo:font-weight="bold" style:font-size-asian="9pt" style:font-weight-asian="bold" style:font-name-complex="Lucida Sans2" style:font-size-complex="9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fo:color="#990000" style:font-name="Arial"/>
    </style:style>
    <style:style style:name="P19" style:family="paragraph" style:parent-style-name="Standard">
      <style:text-properties fo:color="#669966" style:font-name="Arial"/>
    </style:style>
    <style:style style:name="P20" style:family="paragraph" style:parent-style-name="Standard">
      <style:text-properties fo:color="#004586" style:font-name="Arial"/>
    </style:style>
    <style:style style:name="P21" style:family="paragraph" style:parent-style-name="Standard">
      <style:text-properties fo:color="#333333" style:font-name="Arial" fo:font-size="10pt" style:font-size-asian="10pt" style:font-size-complex="10pt"/>
    </style:style>
    <style:style style:name="P22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3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4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5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6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7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8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9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0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1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2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3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4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5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6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7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T1" style:family="text">
      <style:text-properties fo:color="#221f1f" style:text-position="-5% 100%" fo:letter-spacing="-0.012cm" fo:font-weight="normal" style:font-weight-asian="normal" style:font-name-complex="Lucida Sans2" style:font-weight-complex="normal"/>
    </style:style>
    <style:style style:name="T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2" style:font-style-complex="normal" style:font-weight-complex="normal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<draw:frame draw:style-name="fr1" draw:name="image: asimage(o.partner_id.image,size_x=40,size_y=40)" text:anchor-type="paragraph" svg:x="0.15cm" svg:y="0.076cm" svg:width="1.372cm" svg:height="1.226cm" draw:z-index="1"><draw:text-box><text:p text:style-name="Frame_20_contents">Imagen</text:p></draw:text-box></draw:frame></text:p>
          </table:table-cell>
          <table:table-cell table:style-name="Tabla3.A1" office:value-type="string">
            <text:p text:style-name="P29"><text:span text:style-name="T1">(</text:span><text:span text:style-name="T1"><text:placeholder text:placeholder-type="text">&lt;o.partner_id.internal_code&gt;</text:placeholder></text:span><text:span text:style-name="T1">) </text:span><text:span text:style-name="T2"><text:placeholder text:placeholder-type="text">&lt;o.partner_id.name&gt;</text:placeholder></text:span></text:p>
          </table:table-cell>
        </table:table-row>
      </table:table>
      <text:p text:style-name="P21"/>
      <text:p text:style-name="P21"/>
      <text:p text:style-name="P21">Enviamos el listado de pendientes para su control</text:p>
      <text:p text:style-name="P20"/>
      <text:p text:style-name="P20">Enviar a Rosari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header-rows>
          <table:table-row table:style-name="TableLine93933702313152">
            <table:table-cell table:style-name="Tabla4.A1" office:value-type="string">
              <text:p text:style-name="P4">Fecha</text:p>
            </table:table-cell>
            <table:table-cell table:style-name="Tabla4.A1" office:value-type="string">
              <text:p text:style-name="P4">Documento</text:p>
            </table:table-cell>
            <table:table-cell table:style-name="Tabla4.A1" office:value-type="string">
              <text:p text:style-name="P4">Producto</text:p>
            </table:table-cell>
            <table:table-cell table:style-name="Tabla4.A1" office:value-type="string">
              <text:p text:style-name="P5">Comprador</text:p>
            </table:table-cell>
            <table:table-cell table:style-name="Tabla4.A1" office:value-type="string">
              <text:p text:style-name="P6">Cant pendiente</text:p>
            </table:table-cell>
            <table:table-cell table:style-name="Tabla4.A1" office:value-type="string">
              <text:p text:style-name="P5">Cant pedida </text:p>
            </table:table-cell>
            <table:table-cell table:style-name="Tabla4.G1" office:value-type="string">
              <text:p text:style-name="P5">Cant Recibida</text:p>
            </table:table-cell>
          </table:table-row>
        </table:table-header-rows>
        <table:table-row table:style-name="TableLine93933702346080">
          <table:table-cell table:style-name="Tabla4.A2" office:value-type="string">
            <text:p text:style-name="P23"><text:text-input text:description="&lt;for each=&quot;line1 in o.env['purchase.order.line'].search( [['partner_id', '=', o.partner_id.id],['state', '!=', 'cancel'],['delivery_status', '=', 'to receive'],['order_id.picking_type_id.warehouse_id', '=', 2] ])&quot;&gt;">For each</text:text-input><text:s/>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G2" office:value-type="string">
            <text:p text:style-name="P3"/>
          </table:table-cell>
        </table:table-row>
        <table:table-row table:style-name="Tabla4.3">
          <table:table-cell table:style-name="Tabla4.A2" office:value-type="string">
            <text:p text:style-name="P33"><text:text-input text:description="&lt;formatLang(line1.create_date,date='true')&gt;">fecha</text:text-input></text:p>
          </table:table-cell>
          <table:table-cell table:style-name="Tabla4.A2" office:value-type="string">
            <text:p text:style-name="P36"><text:text-input text:description="&lt;line1.order_id&gt;">fecha</text:text-input></text:p>
          </table:table-cell>
          <table:table-cell table:style-name="Tabla4.A2" office:value-type="string">
            <text:p text:style-name="P26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4.A2" office:value-type="string">
            <text:p text:style-name="P39"><text:text-input text:description="&lt;line1.create_uid.name&gt;">fecha</text:text-input></text:p>
          </table:table-cell>
          <table:table-cell table:style-name="Tabla4.E3" office:value-type="string">
            <text:p text:style-name="P42"><text:text-input text:description="&lt;line1.product_qty-line1.qty_received&gt;">fecha</text:text-input></text:p>
          </table:table-cell>
          <table:table-cell table:style-name="Tabla4.A2" office:value-type="string">
            <text:p text:style-name="P43"><text:text-input text:description="&lt;line1.product_qty&gt;">fecha</text:text-input></text:p>
          </table:table-cell>
          <table:table-cell table:style-name="Tabla4.G2" office:value-type="string">
            <text:p text:style-name="P43"><text:text-input text:description="&lt;line1.qty_received&gt;">fecha</text:text-input></text:p>
          </table:table-cell>
        </table:table-row>
        <table:table-row table:style-name="TableLine93933702352736">
          <table:table-cell table:style-name="Tabla4.A2" office:value-type="string">
            <text:p text:style-name="P30"><text:text-input text:description="&lt;/for&gt;">End For</text:text-input>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G2" office:value-type="string">
            <text:p text:style-name="P3"/>
          </table:table-cell>
        </table:table-row>
      </table:table>
      <text:p text:style-name="Standard"/>
      <text:p text:style-name="P19">Enviar a Santa Fe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header-rows>
          <table:table-row table:style-name="TableLine93933702355056">
            <table:table-cell table:style-name="Tabla5.A1" office:value-type="string">
              <text:p text:style-name="P8">Fecha</text:p>
            </table:table-cell>
            <table:table-cell table:style-name="Tabla5.A1" office:value-type="string">
              <text:p text:style-name="P8">Documento</text:p>
            </table:table-cell>
            <table:table-cell table:style-name="Tabla5.A1" office:value-type="string">
              <text:p text:style-name="P8">Producto</text:p>
            </table:table-cell>
            <table:table-cell table:style-name="Tabla5.A1" office:value-type="string">
              <text:p text:style-name="P9">Comprador</text:p>
            </table:table-cell>
            <table:table-cell table:style-name="Tabla5.A1" office:value-type="string">
              <text:p text:style-name="P10">Cant pendiente</text:p>
            </table:table-cell>
            <table:table-cell table:style-name="Tabla5.A1" office:value-type="string">
              <text:p text:style-name="P9">Cant pedida </text:p>
            </table:table-cell>
            <table:table-cell table:style-name="Tabla5.G1" office:value-type="string">
              <text:p text:style-name="P9">Cant Recibida</text:p>
            </table:table-cell>
          </table:table-row>
        </table:table-header-rows>
        <table:table-row table:style-name="TableLine93933702385984">
          <table:table-cell table:style-name="Tabla5.A2" office:value-type="string">
            <text:p text:style-name="P24"><text:text-input text:description="&lt;for each=&quot;line1 in o.env['purchase.order.line'].search( [['partner_id', '=', o.partner_id.id],['state', '!=', 'cancel'],['delivery_status', '=', 'to receive'],['order_id.picking_type_id.warehouse_id', '=', 3] ])&quot;&gt;">For each</text:text-input><text:s/>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G2" office:value-type="string">
            <text:p text:style-name="P7"/>
          </table:table-cell>
        </table:table-row>
        <table:table-row table:style-name="Tabla5.3">
          <table:table-cell table:style-name="Tabla5.A2" office:value-type="string">
            <text:p text:style-name="P34"><text:text-input text:description="&lt;formatLang(line1.create_date,date='true')&gt;">fecha</text:text-input></text:p>
          </table:table-cell>
          <table:table-cell table:style-name="Tabla5.A2" office:value-type="string">
            <text:p text:style-name="P37"><text:text-input text:description="&lt;line1.order_id&gt;">fecha</text:text-input></text:p>
          </table:table-cell>
          <table:table-cell table:style-name="Tabla5.A2" office:value-type="string">
            <text:p text:style-name="P27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5.A2" office:value-type="string">
            <text:p text:style-name="P40"><text:text-input text:description="&lt;line1.create_uid.name&gt;">fecha</text:text-input></text:p>
          </table:table-cell>
          <table:table-cell table:style-name="Tabla5.E3" office:value-type="string">
            <text:p text:style-name="P44"><text:text-input text:description="&lt;line1.product_qty-line1.qty_received&gt;">fecha</text:text-input></text:p>
          </table:table-cell>
          <table:table-cell table:style-name="Tabla5.A2" office:value-type="string">
            <text:p text:style-name="P45"><text:text-input text:description="&lt;line1.product_qty&gt;">fecha</text:text-input></text:p>
          </table:table-cell>
          <table:table-cell table:style-name="Tabla5.G2" office:value-type="string">
            <text:p text:style-name="P45"><text:text-input text:description="&lt;line1.qty_received&gt;">fecha</text:text-input></text:p>
          </table:table-cell>
        </table:table-row>
        <table:table-row table:style-name="TableLine93933702392912">
          <table:table-cell table:style-name="Tabla5.A2" office:value-type="string">
            <text:p text:style-name="P31"><text:text-input text:description="&lt;/for&gt;">End For</text:text-input></text:p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P7"/>
          </table:table-cell>
          <table:table-cell table:style-name="Tabla5.G2" office:value-type="string">
            <text:p text:style-name="P7"/>
          </table:table-cell>
        </table:table-row>
      </table:table>
      <text:p text:style-name="P17"/>
      <text:p text:style-name="P18">Enviar a Rafaela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header-rows>
          <table:table-row table:style-name="TableLine93933702395152">
            <table:table-cell table:style-name="Tabla6.A1" office:value-type="string">
              <text:p text:style-name="P12">Fecha</text:p>
            </table:table-cell>
            <table:table-cell table:style-name="Tabla6.A1" office:value-type="string">
              <text:p text:style-name="P12">Documento</text:p>
            </table:table-cell>
            <table:table-cell table:style-name="Tabla6.A1" office:value-type="string">
              <text:p text:style-name="P12">Producto</text:p>
            </table:table-cell>
            <table:table-cell table:style-name="Tabla6.A1" office:value-type="string">
              <text:p text:style-name="P13">Comprador</text:p>
            </table:table-cell>
            <table:table-cell table:style-name="Tabla6.A1" office:value-type="string">
              <text:p text:style-name="P14">Cant pendiente</text:p>
            </table:table-cell>
            <table:table-cell table:style-name="Tabla6.A1" office:value-type="string">
              <text:p text:style-name="P13">Cant pedida </text:p>
            </table:table-cell>
            <table:table-cell table:style-name="Tabla6.G1" office:value-type="string">
              <text:p text:style-name="P13">Cant Recibida</text:p>
            </table:table-cell>
          </table:table-row>
        </table:table-header-rows>
        <table:table-row table:style-name="TableLine93933702425936">
          <table:table-cell table:style-name="Tabla6.A2" office:value-type="string">
            <text:p text:style-name="P25"><text:text-input text:description="&lt;for each=&quot;line1 in o.env['purchase.order.line'].search( [['partner_id', '=', o.partner_id.id],['state', '!=', 'cancel'],['delivery_status', '=', 'to receive'],['order_id.picking_type_id.warehouse_id', '=', 4] ])&quot;&gt;">For each</text:text-input><text:s/></text:p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G2" office:value-type="string">
            <text:p text:style-name="P11"/>
          </table:table-cell>
        </table:table-row>
        <table:table-row table:style-name="Tabla6.3">
          <table:table-cell table:style-name="Tabla6.A2" office:value-type="string">
            <text:p text:style-name="P35"><text:text-input text:description="&lt;formatLang(line1.create_date,date='true')&gt;">fecha</text:text-input></text:p>
          </table:table-cell>
          <table:table-cell table:style-name="Tabla6.A2" office:value-type="string">
            <text:p text:style-name="P38"><text:text-input text:description="&lt;line1.order_id&gt;">fecha</text:text-input></text:p>
          </table:table-cell>
          <table:table-cell table:style-name="Tabla6.A2" office:value-type="string">
            <text:p text:style-name="P28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6.A2" office:value-type="string">
            <text:p text:style-name="P41"><text:text-input text:description="&lt;line1.create_uid.name&gt;">fecha</text:text-input></text:p>
          </table:table-cell>
          <table:table-cell table:style-name="Tabla6.E3" office:value-type="string">
            <text:p text:style-name="P46"><text:text-input text:description="&lt;line1.product_qty-line1.qty_received&gt;">fecha</text:text-input></text:p>
          </table:table-cell>
          <table:table-cell table:style-name="Tabla6.A2" office:value-type="string">
            <text:p text:style-name="P47"><text:text-input text:description="&lt;line1.product_qty&gt;">fecha</text:text-input></text:p>
          </table:table-cell>
          <table:table-cell table:style-name="Tabla6.G2" office:value-type="string">
            <text:p text:style-name="P47"><text:text-input text:description="&lt;line1.qty_received&gt;">fecha</text:text-input></text:p>
          </table:table-cell>
        </table:table-row>
        <table:table-row table:style-name="TableLine93933702432592">
          <table:table-cell table:style-name="Tabla6.A2" office:value-type="string">
            <text:p text:style-name="P32"><text:text-input text:description="&lt;/for&gt;">End For</text:text-input></text:p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G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3.85cm" style:rel-column-width="32767*"/>
    </style:style>
    <style:style style:name="Tabla2.B" style:family="table-column">
      <style:table-column-properties style:column-width="13.85cm" style:rel-column-width="32768*"/>
    </style:style>
    <style:style style:name="Tabla2.1" style:family="table-row">
      <style:table-row-properties style:min-row-height="2.26cm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MP3" style:family="paragraph" style:parent-style-name="Table_20_Contents">
      <style:text-properties fo:font-size="4pt" style:font-size-asian="3.5pt" style:font-size-complex="4pt"/>
    </style:style>
    <style:style style:name="MP4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draw:a xlink:type="simple" xlink:href="http://www.ingenieriaboggio.com.ar/" office:name="Ingenieria Boggio S.A."><draw:frame draw:style-name="Mfr1" draw:name="image: asimage(o.company_id.logo,size_x=220,size_y=65,hold_ratio=True)" text:anchor-type="paragraph" svg:x="-0.011cm" svg:y="0.049cm" draw:z-index="0"><draw:text-box fo:min-height="1.974cm" fo:min-width="7.001cm"><text:p text:style-name="Frame_20_contents">Imagen</text:p></draw:text-box></draw:frame></draw:a></text:p>
            </table:table-cell>
            <table:table-cell table:style-name="Tabla2.A1" office:value-type="string">
              <text:p text:style-name="MP4">Informe de Pendientes de entrega de Proveedor</text:p>
            </table:table-cell>
          </table:table-row>
        </table:table>
        <text:p text:style-name="MP1"/>
      </style:header>
      <style:footer>
        <text:p text:style-name="MP2"><text:s/><text:subject>v1.1</text:subject><text:s text:c="2"/><text:date style:data-style-name="N37" text:date-value="2021-09-21T15:45:18.150347261">21/09/21</text:date><text:s text:c="2"/><text:time style:data-style-name="N41" text:time-value="2021-09-21T15:45:18.150454130">15:45:17</text:time><text:s/>- <text:s/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9:03:26.60</meta:creation-date>
    <meta:editing-cycles>29</meta:editing-cycles>
    <meta:editing-duration>PT1H33M34S</meta:editing-duration>
    <dc:description>V1.1 - 10/09/2020
Cambio orientacion pagina
Se saca cantiadad devuelta y destino

Version 1.0 - 21 Enero 2018
* creacion del reporte
</dc:description>
    <dc:subject>v1.1</dc:subject>
    <dc:date>2021-09-21T15:45:17.564167085</dc:date>
    <meta:generator>LibreOffice/6.4.7.2$Linux_X86_64 LibreOffice_project/40$Build-2</meta:generator>
    <meta:document-statistic meta:table-count="5" meta:image-count="0" meta:object-count="0" meta:page-count="1" meta:paragraph-count="57" meta:word-count="170" meta:character-count="709" meta:non-whitespace-character-count="652"/>
  </office:meta>
</office:document-meta>
</file>